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3f0d" officeooo:paragraph-rsid="00023f0d"/>
    </style:style>
    <style:style style:name="P2" style:family="paragraph" style:parent-style-name="Standard">
      <style:text-properties officeooo:paragraph-rsid="0001b398"/>
    </style:style>
    <style:style style:name="P3" style:family="paragraph" style:parent-style-name="Standard">
      <style:text-properties officeooo:paragraph-rsid="00023f0d"/>
    </style:style>
    <style:style style:name="T1" style:family="text">
      <style:text-properties officeooo:rsid="00023f0d"/>
    </style:style>
    <style:style style:name="T2" style:family="text">
      <style:text-properties officeooo:rsid="0001b398"/>
    </style:style>
    <style:style style:name="T3" style:family="text">
      <style:text-properties fo:language="fr" fo:country="F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23f0d" style:font-weight-asian="bold" style:font-weight-complex="bold"/>
    </style:style>
    <style:style style:name="T6" style:family="text">
      <style:text-properties fo:font-weight="bold" officeooo:rsid="0001b398" style:font-weight-asian="bold" style:font-weight-complex="bold"/>
    </style:style>
    <style:style style:name="T7" style:family="text">
      <style:text-properties fo:font-weight="bold" officeooo:rsid="00049bff" style:font-weight-asian="bold" style:font-weight-complex="bold"/>
    </style:style>
    <style:style style:name="T8" style:family="text">
      <style:text-properties fo:font-weight="bold" officeooo:rsid="0004a051" style:font-weight-asian="bold" style:font-weight-complex="bold"/>
    </style:style>
    <style:style style:name="T9" style:family="text">
      <style:text-properties fo:font-weight="bold" officeooo:rsid="0005fc8d" style:font-weight-asian="bold" style:font-weight-complex="bold"/>
    </style:style>
    <style:style style:name="T10" style:family="text">
      <style:text-properties officeooo:rsid="00034343"/>
    </style:style>
    <style:style style:name="T11" style:family="text">
      <style:text-properties officeooo:rsid="00040148"/>
    </style:style>
    <style:style style:name="T12" style:family="text">
      <style:text-properties officeooo:rsid="00049bff"/>
    </style:style>
    <style:style style:name="T13" style:family="text">
      <style:text-properties officeooo:rsid="0004a051"/>
    </style:style>
    <style:style style:name="T14" style:family="text">
      <style:text-properties officeooo:rsid="0005fc8d"/>
    </style:style>
    <style:style style:name="T15" style:family="text">
      <style:text-properties officeooo:rsid="000758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- </text:span><text:span text:style-name="T5">o</text:span><text:span text:style-name="T6">ff-the-shelf</text:span><text:span text:style-name="T2"> = impromptu, </text:span><text:span text:style-name="T1">inattendu</text:span></text:p>
      <text:p text:style-name="P1">- <text:span text:style-name="T4">computational scientist</text:span> = scientifique informatique</text:p>
      <text:p text:style-name="P3"><text:span text:style-name="T1">- </text:span><text:span text:style-name="T5">venture into</text:span><text:span text:style-name="T1"> = </text:span><text:span text:style-name="T3">s'aventurer dans</text:span></text:p>
      <text:p text:style-name="P3">- <text:span text:style-name="T4">to fall apart</text:span> <text:span text:style-name="T10">= </text:span><text:span text:style-name="T3">à tomber en morceaux</text:span> <text:line-break/>- <text:span text:style-name="T4">uncertainty quantification</text:span> <text:span text:style-name="T11">= </text:span><text:span text:style-name="T3">quantification de l'incertitude</text:span></text:p>
      <text:p text:style-name="P3">- <text:span text:style-name="T4">scalable</text:span> <text:span text:style-name="T12">= évolutif<text:line-break/>- </text:span><text:span text:style-name="T7">to bear on</text:span><text:span text:style-name="T12"> </text:span><text:span text:style-name="T13">= porter sur<text:line-break/>- </text:span><text:span text:style-name="T8">pitfall</text:span><text:span text:style-name="T13"> </text:span><text:span text:style-name="T14">= piège<text:line-break/>- </text:span><text:span text:style-name="T9">flip side</text:span><text:span text:style-name="T14"> = coté opposé<text:line-break/>- </text:span><text:span text:style-name="T9">throughout</text:span><text:span text:style-name="T14"> = tout au long d</text:span><text:span text:style-name="T15">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10-31T18:12:09.734000000</dc:date>
    <meta:editing-duration>PT15M41S</meta:editing-duration>
    <meta:editing-cycles>10</meta:editing-cycles>
    <meta:document-statistic meta:table-count="0" meta:image-count="0" meta:object-count="0" meta:page-count="1" meta:paragraph-count="5" meta:word-count="61" meta:character-count="348" meta:non-whitespace-character-count="291"/>
  </office:meta>
</office:document-meta>
</file>